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7" office:value-type="string" calcext:value-type="string">
            <text:p>files on side TODO: ui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7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ommander: need show more when scroll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toggle comments, sometimes strange behavi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find 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7" office:value-type="string" calcext:value-type="string">
            <text:p>copy line, duplicate line, cut line without sele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string" calcext:value-type="string">
            <text:p>side menus like welcome help ab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mart home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tatus bar/notify message(i.e. file saved)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pp ico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highlight selectio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hemes plugi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open file/s from command line args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ix: Ctrl+z on freshly open file erase!!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ee vie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arch in directo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k file with blue color when click more click if selec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range files in side (drag / drop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tput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ttom pan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nipp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7" office:value-type="string" calcext:value-type="string">
            <text:p>open project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string" calcext:value-type="string">
            <text:p>top margin in sourceview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ocolate theme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4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23:51:04.811758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27T00:11:45.912034614</dc:date>
    <meta:editing-duration>PT4H56M34S</meta:editing-duration>
    <meta:editing-cycles>107</meta:editing-cycles>
    <meta:generator>LibreOffice/6.4.0.3$Linux_X86_64 LibreOffice_project/40$Build-3</meta:generator>
    <meta:document-statistic meta:table-count="1" meta:cell-count="100" meta:object-count="0"/>
  </office:meta>
</office:document-meta>
</file>